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141e" officeooo:paragraph-rsid="001814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i m .................c.......b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2:02:28.192046108</meta:creation-date>
    <dc:date>2017-07-19T12:03:12.947968447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42" meta:non-whitespace-character-count="39"/>
    <meta:generator>LibreOffice/4.2.8.2$Linux_X86_64 LibreOffice_project/420m0$Build-2</meta:generator>
  </office:meta>
</office:document-meta>
</file>